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e2ba" officeooo:paragraph-rsid="0015e2ba"/>
    </style:style>
    <style:style style:name="P2" style:family="paragraph" style:parent-style-name="Standard">
      <style:paragraph-properties fo:text-align="start" style:justify-single-word="false"/>
      <style:text-properties officeooo:rsid="0015e2ba" officeooo:paragraph-rsid="0015e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1-</text:p>
      <text:p text:style-name="P2">a)</text:p>
      <text:p text:style-name="P2">Texto1-</text:p>
      <text:p text:style-name="P2">Texto 2-</text:p>
      <text:p text:style-name="P2">texto 3-</text:p>
      <text:p text:style-name="P2">texto 4-</text:p>
      <text:p text:style-name="P2">texto 5-</text:p>
      <text:p text:style-name="P2">b)De que politica vive banalizada por mais que seja deextrema importância.</text:p>
      <text:p text:style-name="P2">2-Que a politica e de extrema importância para sociedade e que os indivíduos não deveriam ser apoliticos.</text:p>
      <text:p text:style-name="P2">3-A redação deve ter no maximo 30 linhas, seguir uma estrutura dissertativa argmentativa é respeitar as normas da língua portuguêsa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1:15:55.901981278</meta:creation-date>
    <dc:date>2020-11-09T11:26:53.942312373</dc:date>
    <meta:editing-duration>PT8S</meta:editing-duration>
    <meta:editing-cycles>1</meta:editing-cycles>
    <meta:document-statistic meta:table-count="0" meta:image-count="0" meta:object-count="0" meta:page-count="1" meta:paragraph-count="11" meta:word-count="62" meta:character-count="376" meta:non-whitespace-character-count="325"/>
    <meta:generator>LibreOffice/6.4.6.2$Linux_X86_64 LibreOffice_project/40$Build-2</meta:generator>
  </office:meta>
</office:document-meta>
</file>